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urier New" fo:font-family="'Courier New'" style:font-style-name="Normal" style:font-family-generic="modern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15:59:18.808000000</meta:creation-date>
    <dc:date>2021-04-22T00:02:00.839000000</dc:date>
    <meta:editing-duration>PT5M22S</meta:editing-duration>
    <meta:editing-cycles>6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